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5-09-0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5-07-0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5-05-07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5-04-1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5-01-1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4-10-18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4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4-05-15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4-01-1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3-10-06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3-08-24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3-05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3-03-17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2-11-2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2-08-3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2-05-11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2-02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1-11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1-08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1-05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1-03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0-12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0-10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20-03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9-11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9-08-1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9-05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9-03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8-11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8-09-0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8-07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7-11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7-08-07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7-05-10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7-01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6-12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6-08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6-05-11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6-02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5-11-0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5-08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5-05-1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5-02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4-10-10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4-07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4-05-1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4-01-2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3-10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3-08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3-05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3-04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3-01-2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11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10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07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06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05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2-01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1-11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1-08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1-05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1-04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1-01-2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0-10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0-07-0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10-03-3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9-12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9-10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9-07-2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9-05-0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9-02-02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10-0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09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07-2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05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03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8-01-1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7-09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7-06-1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7-05-1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7-02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6-11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6-11-0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6-06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6-0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5-11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5-08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5-05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5-02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4-11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4-08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4-05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4-02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3-11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3-08-0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3-05-1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3-04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3-02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2-11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2-08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2-05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2-02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12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9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7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7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6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4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4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1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1-01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11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11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9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8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7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7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5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4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3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3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2000-01-0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10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8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6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4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3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2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9-01-2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12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11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11-0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10-0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9-1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9-0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7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6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5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5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4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2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8-01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12-1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11-2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9-2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9-0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8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8-0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7-0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6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5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5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4-1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3-26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7-01-3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12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10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10-0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9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8-0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6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6-0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5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5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4-0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3-0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2-05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6-01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12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11-0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10-0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9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9-0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8-0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7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6-0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5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5-0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4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2-0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5-01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12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11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10-0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9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8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8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7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6-0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5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3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4-01-1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12-0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11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10-0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9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9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8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7-0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6-0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5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4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3-0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2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3-01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12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11-0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10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9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9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8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7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6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5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5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4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3-0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1-3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2-01-0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1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11-0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10-0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9-0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8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7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6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5-1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5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4-0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3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2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1-01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12-0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11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10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9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9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8-0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7-0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6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5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4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3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2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90-01-0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12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11-0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10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9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8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7-11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6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5-0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5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4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3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2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12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10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10-0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9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9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8-0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7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5-3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5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5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3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2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8-01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11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11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10-0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9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9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8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6-0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6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4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4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2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7-01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12-0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10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9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7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7-0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6-0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5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4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3-07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2-1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6-01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12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10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9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8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6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5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4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3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3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5-01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12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11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10-03 0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9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8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7-0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6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5-0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4-0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2-0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4-01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10-0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9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8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8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7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5-3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5-1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5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4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3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2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3-01-0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12-0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11-0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10-0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9-1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9-0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7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6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6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5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4-0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3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2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2-01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12-0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10-0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9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8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7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6-1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5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5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4-3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4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3-0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2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1-01-0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12-0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11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10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9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9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7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7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6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4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8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12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11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9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8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7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5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5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9-02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12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10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9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7-3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6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4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2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2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8-01-1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12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10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9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7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6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5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3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77-02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6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6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62-05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6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847081013702</text:p>
          </table:table-cell>
          <table:table-cell office:value-type="string" calcext:value-type="string">
            <text:p>COCOA K NEAR BITHLO, FL</text:p>
          </table:table-cell>
          <table:table-cell office:value-type="string" calcext:value-type="string">
            <text:p>196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96" meta:object-count="0"/>
    <meta:user-defined meta:name="AppVersion">3.0</meta:user-defined>
  </office:meta>
</office:document-meta>
</file>